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rndTermQuery.visitMatchingTerms( IndexReader reader , String fieldName , MatchingTermVisitor mt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rndTermQuery.getLuceneTerm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rndTermQuery.toStringUnquo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rndTermQuery.getTerm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rndTermQuery.SrndTermQuery( String termText , boolean quo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